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Intro.png</text:p>
          </table:table-cell>
          <table:table-cell table:number-columns-repeated="2"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4]-[.J4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05">
            <text:p>1.0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6</text:p>
          </table:table-cell>
          <table:table-cell table:formula="of:=[.I5]-[.J5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4</text:p>
          </table:table-cell>
          <table:table-cell table:formula="of:=[.I6]-[.J6]" office:value-type="float" office:value="1.2">
            <text:p>1.2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formula="of:=[.I7]-[.J7]" office:value-type="float" office:value="1.3">
            <text:p>1.3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3</text:p>
          </table:table-cell>
          <table:table-cell table:formula="of:=[.I8]-[.J8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 office:value-type="string">
            <text:p>0.7</text:p>
          </table:table-cell>
          <table:table-cell table:formula="of:=[.I9]-[.J9]" office:value-type="float" office:value="1.25">
            <text:p>1.25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-0.1">
            <text:p>-0.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2:5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8T12:56:42.07</dc:date>
    <dc:creator>Wister </dc:creator>
    <meta:editing-duration>PT21M51S</meta:editing-duration>
    <meta:editing-cycles>19</meta:editing-cycles>
    <meta:document-statistic meta:table-count="1" meta:cell-count="70" meta:object-count="0"/>
  </office:meta>
</office:document-meta>
</file>